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1" style:family="paragraph">
      <loext:graphic-properties draw:fill-color="#ffffff"/>
      <style:text-properties fo:font-size="24pt" style:font-size-asian="24pt" style:font-size-complex="24pt"/>
    </style:style>
    <style:style style:name="P2"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layer="layout" svg:width="25cm" svg:height="3.5cm" svg:x="1.5cm" svg:y="5.5cm" presentation:class="title" presentation:user-transformed="true">
          <draw:text-box>
            <text:p>First example presentation</text:p>
          </draw:text-box>
        </draw:frame>
        <draw:frame presentation:style-name="pr2" draw:text-style-name="P1" draw:layer="layout" svg:width="25cm" svg:height="2.5cm" svg:x="1.5cm" svg:y="9.5cm" presentation:class="subtitle" presentation:user-transformed="true">
          <draw:text-box>
            <text:p>First slide</text:p>
          </draw:text-box>
        </draw:frame>
        <presentation:notes draw:style-name="dp2">
          <draw:page-thumbnail draw:style-name="gr1" draw:layer="layout" svg:width="15cm" svg:height="11cm" svg:x="3cm" svg:y="2.25cm" draw:page-number="1" presentation:class="page"/>
          <draw:frame presentation:style-name="pr3" draw:text-style-name="P2"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layer="layout" svg:width="25cm" svg:height="2.5cm" svg:x="1.5cm" svg:y="0.5cm" presentation:class="title" presentation:user-transformed="true">
          <draw:text-box>
            <text:p>Second slide</text:p>
          </draw:text-box>
        </draw:frame>
        <draw:frame presentation:style-name="pr5" draw:layer="layout" svg:width="25cm" svg:height="9cm" svg:x="1.5cm" svg:y="3.5cm" presentation:class="outline" presentation:user-transformed="true">
          <draw:text-box>
            <text:list text:style-name="L2">
              <text:list-item>
                <text:p>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list-item>
            </text:list>
          </draw:text-box>
        </draw:frame>
        <presentation:notes draw:style-name="dp2">
          <draw:page-thumbnail draw:style-name="gr1" draw:layer="layout" svg:width="15cm" svg:height="11cm" svg:x="3cm" svg:y="2.25cm" draw:page-number="2" presentation:class="page"/>
          <draw:frame presentation:style-name="pr6" draw:text-style-name="P2" draw:layer="layout" svg:width="17cm" svg:height="13cm" svg:x="2cm" svg:y="1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5-09T18:30:05.410891886</meta:creation-date>
    <meta:editing-duration>PT3M9S</meta:editing-duration>
    <meta:editing-cycles>2</meta:editing-cycles>
    <meta:generator>LibreOffice/7.3.3.2$Linux_X86_64 LibreOffice_project/30$Build-2</meta:generator>
    <dc:title>Beehive</dc:title>
    <dc:date>2022-05-09T18:33:14.108053348</dc:date>
    <meta:document-statistic meta:object-count="144"/>
  </office:meta>
</office:document-meta>
</file>